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" manifest:full-path="Pictures/TablePreview1.svm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" manifest:full-path="Pictures/TablePreview2.svm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9EFEFDEA.png"/>
  <manifest:file-entry manifest:media-type="" manifest:full-path="Pictures/TablePreview3.svm"/>
  <manifest:file-entry manifest:media-type="image/png" manifest:full-path="Pictures/100000000000032000000258D2E4504B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" manifest:full-path="Pictures/TablePreview4.svm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6cm" fo:min-width="12.8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6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3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5.0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4.341cm"/>
    </style:style>
    <style:style style:name="gr21" style:family="graphic" style:parent-style-name="standard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44cm" svg:stroke-color="#deb340" draw:fill="solid" draw:fill-color="#ffffff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83992a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44cm" svg:stroke-color="#deb340" draw:fill="solid" draw:fill-color="#ffffff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svg:stroke-color="#808000" draw:fill="solid" draw:fill-color="#94bd5e" draw:textarea-horizontal-align="center" draw:textarea-vertical-align="middle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3cm" fo:min-width="22.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6cm" fo:min-width="9.929cm"/>
    </style:style>
    <style:style style:name="pr1" style:family="presentation" style:parent-style-name="lyt-rededges-notes">
      <style:graphic-properties draw:fill-color="#ffffff" fo:min-height="12.322cm"/>
    </style:style>
    <style:style style:name="pr2" style:family="presentation" style:parent-style-name="lyt-rededges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lyt-rededges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12.059cm" style:use-optimal-column-width="false"/>
    </style:style>
    <style:style style:name="co2" style:family="table-column">
      <style:table-column-properties style:column-width="6.615cm" style:use-optimal-column-width="false"/>
    </style:style>
    <style:style style:name="co3" style:family="table-column">
      <style:table-column-properties style:column-width="5.291cm" style:use-optimal-column-width="false"/>
    </style:style>
    <style:style style:name="co4" style:family="table-column">
      <style:table-column-properties style:column-width="9.099cm" style:use-optimal-column-width="false"/>
    </style:style>
    <style:style style:name="co5" style:family="table-column">
      <style:table-column-properties style:column-width="7.216cm" style:use-optimal-column-width="false"/>
    </style:style>
    <style:style style:name="co6" style:family="table-column">
      <style:table-column-properties style:column-width="4.765cm" style:use-optimal-column-width="false"/>
    </style:style>
    <style:style style:name="co7" style:family="table-column">
      <style:table-column-properties style:column-width="10.603cm" style:use-optimal-column-width="false"/>
    </style:style>
    <style:style style:name="co8" style:family="table-column">
      <style:table-column-properties style:column-width="12.953cm" style:use-optimal-column-width="false"/>
    </style:style>
    <style:style style:name="co9" style:family="table-column">
      <style:table-column-properties style:column-width="11.511cm" style:use-optimal-column-width="false"/>
    </style:style>
    <style:style style:name="co10" style:family="table-column">
      <style:table-column-properties style:column-width="9.128cm" style:use-optimal-column-width="false"/>
    </style:style>
    <style:style style:name="co11" style:family="table-column">
      <style:table-column-properties style:column-width="6.031cm" style:use-optimal-column-width="false"/>
    </style:style>
    <style:style style:name="ro1" style:family="table-row">
      <style:table-row-properties style:row-height="2.274cm"/>
    </style:style>
    <style:style style:name="ro2" style:family="table-row">
      <style:table-row-properties style:row-height="0.954cm"/>
    </style:style>
    <style:style style:name="ro3" style:family="table-row">
      <style:table-row-properties style:row-height="2.166cm"/>
    </style:style>
    <style:style style:name="ro4" style:family="table-row">
      <style:table-row-properties style:row-height="1.728cm"/>
    </style:style>
    <style:style style:name="ro5" style:family="table-row">
      <style:table-row-properties style:row-height="1.495cm"/>
    </style:style>
    <style:style style:name="ro6" style:family="table-row">
      <style:table-row-properties style:row-height="1.499cm"/>
    </style:style>
    <style:style style:name="ro7" style:family="table-row">
      <style:table-row-properties style:row-height="1.681cm"/>
    </style:style>
    <style:style style:name="ce1" style:family="table-cell">
      <style:graphic-properties draw:fill="none" style:repeat="repeat" draw:textarea-vertical-align="middle"/>
      <style:paragraph-properties fo:margin-left="0cm" fo:margin-right="0cm" fo:margin-top="0cm" fo:margin-bottom="0cm" fo:line-height="100%" fo:text-align="center" fo:text-indent="0cm" fo:border="0.08cm solid #000000" style:punctuation-wrap="hanging"/>
      <style:text-properties fo:color="#000000" style:text-line-through-style="none" fo:font-family="'Arial Black'" style:font-family-generic="swiss" style:font-pitch="variable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 fo:hyphenate="false"/>
    </style:style>
    <style:style style:name="ce2" style:family="table-cell">
      <style:graphic-properties draw:fill="none" style:repeat="repeat" draw:textarea-vertical-align="middle"/>
      <style:paragraph-properties fo:margin-left="0cm" fo:margin-right="0cm" fo:margin-top="0cm" fo:margin-bottom="0cm" fo:line-height="100%" fo:text-align="center" fo:text-indent="0cm" fo:border="0.08cm solid #000000" style:punctuation-wrap="hanging"/>
      <style:text-properties fo:color="#000000" fo:font-family="'Arial Black'" style:font-family-generic="swiss" style:font-pitch="variable" fo:font-size="22pt" fo:font-weight="bold" style:font-size-asian="22pt" style:font-weight-asian="bold" style:font-size-complex="22pt" style:font-weight-complex="bold" fo:hyphenate="false"/>
    </style:style>
    <style:style style:name="ce3" style:family="table-cell">
      <style:graphic-properties draw:fill="none" style:repeat="repeat"/>
      <style:paragraph-properties fo:margin-left="0cm" fo:margin-right="0cm" fo:margin-top="0cm" fo:margin-bottom="0cm" fo:line-height="100%" fo:text-align="start" fo:text-indent="0cm" fo:border="0.08cm solid #000000" style:punctuation-wrap="hanging"/>
      <style:text-properties fo:color="#000000" fo:hyphenate="false"/>
    </style:style>
    <style:style style:name="ce4" style:family="table-cell">
      <style:graphic-properties draw:fill="none" style:repeat="repeat"/>
      <style:paragraph-properties fo:text-align="end" fo:border="0.08cm solid #000000"/>
      <style:text-properties fo:color="#000000" fo:font-family="'Arial Black'" style:font-family-generic="swiss" style:font-pitch="variable" fo:font-size="20pt" style:font-size-asian="20pt" style:font-size-complex="20pt"/>
    </style:style>
    <style:style style:name="ce5" style:family="table-cell">
      <style:graphic-properties draw:fill="none" style:repeat="repeat"/>
      <style:paragraph-properties fo:text-align="end" fo:border="0.08cm solid #000000"/>
      <style:text-properties fo:color="#ff0000" fo:font-family="'Arial Black'" style:font-family-generic="swiss" style:font-pitch="variable" fo:font-size="20pt" style:font-size-asian="20pt" style:font-size-complex="20pt"/>
    </style:style>
    <style:style style:name="ce6" style:family="table-cell">
      <style:graphic-properties draw:fill="none" style:repeat="repeat"/>
      <style:paragraph-properties fo:border="0.08cm solid #000000"/>
      <style:text-properties fo:color="#000000" fo:font-family="'Arial Black'" style:font-family-generic="swiss" style:font-pitch="variable"/>
    </style:style>
    <style:style style:name="ce7" style:family="table-cell">
      <style:graphic-properties draw:fill="none" style:repeat="repeat"/>
      <style:paragraph-properties fo:margin-left="0cm" fo:margin-right="0cm" fo:margin-top="0cm" fo:margin-bottom="0cm" fo:line-height="100%" fo:text-align="center" fo:text-indent="0cm" fo:border="0.08cm solid #000000" style:punctuation-wrap="hanging"/>
      <style:text-properties fo:color="#000000" fo:font-family="'Arial Black'" style:font-family-generic="swiss" style:font-pitch="variable" fo:hyphenate="false"/>
    </style:style>
    <style:style style:name="ce8" style:family="table-cell">
      <style:graphic-properties draw:fill="none" style:repeat="repeat"/>
      <style:paragraph-properties fo:text-align="center" fo:border="0.08cm solid #000000"/>
      <style:text-properties fo:color="#000000" fo:font-family="'Arial Black'" style:font-family-generic="swiss" style:font-pitch="variable" fo:font-size="20pt" style:font-size-asian="20pt" style:font-size-complex="20pt"/>
    </style:style>
    <style:style style:name="ce9" style:family="table-cell">
      <style:graphic-properties draw:fill="none" style:repeat="repeat" draw:textarea-vertical-align="middle"/>
      <style:paragraph-properties fo:margin-left="0cm" fo:margin-right="0cm" fo:margin-top="0cm" fo:margin-bottom="0cm" fo:line-height="100%" fo:text-align="center" fo:text-indent="0cm" fo:border="0.08cm solid #000000" style:punctuation-wrap="hanging"/>
      <style:text-properties fo:color="#000000" fo:font-family="'Arial Black'" style:font-family-generic="swiss" style:font-pitch="variable" fo:hyphenate="false"/>
    </style:style>
    <style:style style:name="ce10" style:family="table-cell">
      <style:graphic-properties draw:fill="none" style:repeat="repeat" draw:textarea-vertical-align="middle"/>
      <style:paragraph-properties fo:text-align="center" fo:border="0.08cm solid #000000"/>
      <style:text-properties fo:color="#000000" fo:font-family="'Arial Black'" style:font-family-generic="swiss" style:font-pitch="variable"/>
    </style:style>
    <style:style style:name="ce11" style:family="table-cell">
      <style:graphic-properties draw:fill="none" style:repeat="repeat" draw:textarea-vertical-align="middle"/>
      <style:paragraph-properties fo:text-align="end" fo:border="0.08cm solid #000000"/>
      <style:text-properties fo:color="#000000" fo:font-family="'Arial Black'" style:font-family-generic="swiss" style:font-pitch="variable" fo:font-size="26pt" style:font-size-asian="26pt" style:font-size-complex="26pt"/>
    </style:style>
    <style:style style:name="ce12" style:family="table-cell">
      <style:graphic-properties draw:fill="none" style:repeat="repeat" draw:textarea-vertical-align="middle"/>
      <style:paragraph-properties fo:text-align="center"/>
      <style:text-properties fo:font-family="'Arial Black'" style:font-family-generic="swiss" style:font-pitch="variable" fo:font-size="24pt" style:font-size-asian="24pt" style:font-size-complex="24pt"/>
    </style:style>
    <style:style style:name="ce13" style:family="table-cell">
      <style:graphic-properties draw:fill="none" style:repeat="repeat" draw:textarea-vertical-align="middle"/>
      <style:text-properties fo:font-family="'Arial Black'" style:font-family-generic="swiss" style:font-pitch="variable" fo:font-size="24pt" style:font-size-asian="24pt" style:font-size-complex="24pt"/>
    </style:style>
    <style:style style:name="ce14" style:family="table-cell">
      <style:graphic-properties draw:fill="none" style:repeat="repeat" draw:textarea-vertical-align="middle"/>
      <style:text-properties fo:font-weight="bold" style:font-weight-asian="bold" style:font-weight-complex="bold"/>
    </style:style>
    <style:style style:name="ce15" style:family="table-cell">
      <style:graphic-properties draw:fill="none" style:repeat="repeat" draw:textarea-vertical-align="middle"/>
    </style:style>
    <style:style style:name="ce16" style:family="table-cell">
      <style:graphic-properties draw:fill="none" style:repeat="repeat" draw:textarea-vertical-align="middle"/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>
      <style:graphic-properties draw:fill="none" style:repeat="repeat" draw:textarea-vertical-align="middle"/>
      <style:paragraph-properties fo:text-align="center"/>
    </style:style>
    <style:style style:name="ce18" style:family="table-cell">
      <style:graphic-properties draw:fill="none" style:repeat="repeat" draw:textarea-vertical-align="middle"/>
      <style:paragraph-properties fo:text-align="end"/>
    </style:style>
    <style:style style:name="ce19" style:family="table-cell">
      <style:graphic-properties draw:fill="none" style:repeat="repeat" draw:textarea-vertical-align="middle"/>
      <style:paragraph-properties fo:text-align="center" style:punctuation-wrap="hanging"/>
      <style:text-properties fo:font-size="18pt" fo:font-weight="normal" style:font-size-asian="18pt" style:font-weight-asian="normal" style:font-size-complex="18pt" style:font-weight-complex="normal" fo:hyphenate="false"/>
    </style:style>
    <style:style style:name="ce20" style:family="table-cell">
      <style:graphic-properties draw:fill="none" style:repeat="repeat" draw:textarea-vertical-align="middle"/>
      <style:paragraph-properties fo:text-align="end"/>
      <style:text-properties fo:font-family="'Arial Black'" style:font-family-generic="swiss" style:font-pitch="variable" fo:font-size="22pt" style:font-size-asian="22pt" style:font-size-complex="22pt"/>
    </style:style>
    <style:style style:name="ce21" style:family="table-cell">
      <style:graphic-properties draw:fill="solid" draw:fill-color="#ffd320" style:repeat="repeat" draw:textarea-vertical-align="middle"/>
      <style:paragraph-properties fo:text-align="center" fo:border="0.001cm solid #000000"/>
      <style:text-properties fo:font-size="26pt" fo:font-weight="bold" style:font-size-asian="26pt" style:font-weight-asian="bold" style:font-size-complex="26pt" style:font-weight-complex="bold"/>
    </style:style>
    <style:style style:name="ce22" style:family="table-cell">
      <style:graphic-properties draw:fill="solid" draw:fill-color="#ccccff" style:repeat="repeat" draw:textarea-vertical-align="middle"/>
      <style:paragraph-properties fo:text-align="center" fo:border="0.001cm solid #000000"/>
      <style:text-properties fo:font-size="24pt" fo:font-weight="bold" style:font-size-asian="24pt" style:font-weight-asian="bold" style:font-size-complex="24pt" style:font-weight-complex="bold"/>
    </style:style>
    <style:style style:name="ce23" style:family="table-cell">
      <style:graphic-properties draw:fill="solid" draw:fill-color="#ccccff" style:repeat="repeat" draw:textarea-vertical-align="middle"/>
      <style:paragraph-properties fo:text-align="center" fo:border="0.001cm solid #000000"/>
      <style:text-properties fo:font-size="24pt" style:font-size-asian="24pt" style:font-size-complex="24pt"/>
    </style:style>
    <style:style style:name="ce24" style:family="table-cell">
      <style:graphic-properties draw:fill="none" style:repeat="repeat" draw:textarea-vertical-align="middle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>
      <style:graphic-properties draw:fill="none" style:repeat="repeat" draw:textarea-vertical-align="middle"/>
      <style:text-properties fo:font-size="20pt" style:font-size-asian="20pt" style:font-size-complex="20pt"/>
    </style:style>
    <style:style style:name="ce26" style:family="table-cell">
      <style:graphic-properties draw:fill="none"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27" style:family="table-cell">
      <style:graphic-properties draw:fill="none" style:repeat="repeat" draw:textarea-vertical-align="middle"/>
      <style:paragraph-properties fo:text-align="end"/>
      <style:text-properties fo:font-size="20pt" style:font-size-asian="20pt" style:font-size-complex="20pt"/>
    </style:style>
    <style:style style:name="ce28" style:family="table-cell">
      <style:graphic-properties draw:fill="none" style:repeat="repeat" draw:textarea-vertical-align="middle"/>
      <style:paragraph-properties fo:text-align="center" style:punctuation-wrap="hanging"/>
      <style:text-properties fo:font-size="20pt" fo:font-weight="normal" style:font-size-asian="20pt" style:font-weight-asian="normal" style:font-size-complex="20pt" style:font-weight-complex="normal" fo:hyphenate="false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paragraph-properties fo:text-align="center"/>
      <style:text-properties fo:font-family="'Comic Sans MS'" style:font-family-generic="script" style:font-pitch="variable" fo:font-size="40pt" style:font-size-asian="40pt" style:font-size-complex="40pt"/>
    </style:style>
    <style:style style:name="P4" style:family="paragraph">
      <style:paragraph-properties fo:margin-left="0.331cm" fo:margin-right="0cm" fo:margin-top="0.127cm" fo:margin-bottom="0cm" fo:text-align="center" fo:text-indent="0cm" style:punctuation-wrap="hanging"/>
      <style:text-properties fo:hyphenate="false"/>
    </style:style>
    <style:style style:name="P5" style:family="paragraph">
      <style:text-properties fo:font-family="'Arial Black'" style:font-family-generic="swiss" style:font-pitch="variable" fo:font-size="44pt" style:font-size-asian="44pt" style:font-size-complex="44pt"/>
    </style:style>
    <style:style style:name="P6" style:family="paragraph">
      <style:paragraph-properties fo:margin-left="0cm" fo:margin-right="0cm" fo:margin-top="0.141cm" fo:margin-bottom="0cm" fo:text-align="start" fo:text-indent="0cm" style:punctuation-wrap="hanging"/>
      <style:text-properties fo:hyphenate="false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9" style:family="paragraph">
      <style:text-properties fo:font-family="'Arial Black'" style:font-family-generic="swiss" style:font-pitch="variable" fo:font-size="32pt" style:font-size-asian="32pt" style:font-size-complex="32pt"/>
    </style:style>
    <style:style style:name="P10" style:family="paragraph">
      <style:paragraph-properties fo:margin-left="0cm" fo:margin-right="0cm" fo:margin-top="0.169cm" fo:margin-bottom="0cm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69cm" fo:margin-bottom="0.212cm" fo:text-align="justify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.169cm" fo:margin-bottom="0.212cm" fo:text-align="start" fo:text-indent="0cm" style:punctuation-wrap="hanging"/>
      <style:text-properties fo:hyphenate="false"/>
    </style:style>
    <style:style style:name="P13" style:family="paragraph">
      <style:text-properties fo:font-family="'Arial Black'" style:font-family-generic="swiss" style:font-pitch="variable" fo:font-size="25pt" style:font-size-asian="25pt" style:font-size-complex="25pt"/>
    </style:style>
    <style:style style:name="P14" style:family="paragraph">
      <style:paragraph-properties fo:text-align="center" style:punctuation-wrap="hanging"/>
      <style:text-properties fo:hyphenate="false"/>
    </style:style>
    <style:style style:name="P15" style:family="paragraph">
      <style:paragraph-properties fo:text-align="center"/>
      <style:text-properties fo:font-family="'Arial Black'" style:font-family-generic="swiss" style:font-pitch="variable" fo:font-size="36pt" style:font-size-asian="36pt" style:font-size-complex="36pt"/>
    </style:style>
    <style:style style:name="P16" style:family="paragraph">
      <style:text-properties fo:font-family="'Arial Black'" style:font-family-generic="swiss" style:font-pitch="variable" fo:font-size="18pt"/>
    </style:style>
    <style:style style:name="P17" style:family="paragraph">
      <style:text-properties fo:font-family="'Arial Black'" style:font-family-generic="swiss" style:font-pitch="variabl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9" style:family="paragraph">
      <style:paragraph-properties fo:text-align="end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1" style:family="paragraph">
      <style:paragraph-properties fo:text-align="center" style:punctuation-wrap="hanging"/>
      <style:text-properties fo:font-family="'Arial Black'" style:font-family-generic="swiss" style:font-pitch="variable" fo:font-size="40pt" style:font-size-asian="40pt" style:font-size-complex="40pt" fo:hyphenate="false"/>
    </style:style>
    <style:style style:name="P22" style:family="paragraph">
      <style:text-properties fo:color="#7e0021" fo:font-family="'Arial Black'" style:font-family-generic="swiss" style:font-pitch="variable" fo:font-size="28pt" style:font-size-asian="28pt" style:font-size-complex="28pt"/>
    </style:style>
    <style:style style:name="P23" style:family="paragraph">
      <style:text-properties fo:font-family="'Arial Black'" style:font-family-generic="swiss" style:font-pitch="variable" fo:font-size="20pt" style:font-size-asian="20pt" style:font-size-complex="20pt"/>
    </style:style>
    <style:style style:name="P24" style:family="paragraph">
      <style:paragraph-properties fo:text-align="center"/>
      <style:text-properties fo:font-family="'Arial Black'" style:font-family-generic="swiss" style:font-pitch="variable" fo:font-size="44pt" style:font-size-asian="44pt" style:font-size-complex="44pt"/>
    </style:style>
    <style:style style:name="P25" style:family="paragraph">
      <style:paragraph-properties fo:text-align="center"/>
      <style:text-properties fo:color="#7e0021" fo:font-family="'Arial Black'" style:font-family-generic="swiss" style:font-pitch="variable" fo:font-size="28pt" style:font-size-asian="28pt" style:font-size-complex="28pt"/>
    </style:style>
    <style:style style:name="P26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7" style:family="paragraph">
      <style:paragraph-properties fo:text-align="center"/>
      <style:text-properties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P28" style:family="paragraph">
      <style:text-properties fo:font-size="24pt" style:font-size-asian="24pt" style:font-size-complex="24pt"/>
    </style:style>
    <style:style style:name="P29" style:family="paragraph">
      <style:text-properties fo:font-family="'Arial Black'" style:font-family-generic="swiss" style:font-pitch="variable" fo:font-size="40pt" style:font-size-asian="40pt" style:font-size-complex="40pt"/>
    </style:style>
    <style:style style:name="P30" style:family="paragraph">
      <style:paragraph-properties fo:text-align="center"/>
      <style:text-properties fo:font-family="'Arial Black'" style:font-style-name="Regular" style:font-family-generic="swiss" style:font-pitch="variable" fo:font-size="28pt" style:font-size-asian="28pt" style:font-size-complex="28pt"/>
    </style:style>
    <style:style style:name="P31" style:family="paragraph">
      <style:paragraph-properties fo:text-align="center"/>
      <style:text-properties fo:font-family="'Arial Black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2" style:family="paragraph">
      <style:paragraph-properties fo:text-align="center"/>
      <style:text-properties fo:font-family="'Arial Black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33" style:family="paragraph">
      <style:paragraph-properties fo:text-align="center"/>
      <style:text-properties fo:font-family="'Arial Black'" style:font-family-generic="swiss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P34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35" style:family="paragraph">
      <style:paragraph-properties fo:margin-left="0cm" fo:margin-right="0cm" fo:text-align="center" fo:text-indent="0cm" style:punctuation-wrap="hanging"/>
      <style:text-properties fo:font-size="18pt" fo:hyphenate="false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Comic Sans MS'" style:font-family-generic="script" style:font-pitch="variable" fo:font-size="40pt" style:font-size-asian="40pt" style:font-size-complex="40pt"/>
    </style:style>
    <style:style style:name="T3" style:family="text">
      <style:text-properties fo:color="#0d0d0d" style:text-line-through-style="none" fo:font-family="'Arial Black'" style:font-family-generic="swiss" style:font-pitch="variable" fo:font-size="44pt" fo:font-style="normal" style:text-underline-style="none" fo:font-weight="bold" style:font-size-asian="44pt" style:font-style-asian="normal" style:font-weight-asian="bold" style:font-family-complex="Arial" style:font-size-complex="44pt" style:font-style-complex="normal" style:font-weight-complex="bold"/>
    </style:style>
    <style:style style:name="T4" style:family="text">
      <style:text-properties fo:color="#0d0d0d" style:text-line-through-style="none" fo:font-family="'Arial Black'" style:font-family-generic="swiss" style:font-pitch="variable" fo:font-size="32pt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5" style:family="text">
      <style:text-properties fo:color="#0d0d0d" style:text-line-through-style="none" fo:font-family="'Arial Black'" style:font-family-generic="swiss" style:font-pitch="variable" fo:font-size="32pt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6" style:family="text">
      <style:text-properties fo:color="#ff0000" style:text-line-through-style="none" fo:font-family="'Arial Black'" style:font-family-generic="swiss" style:font-pitch="variable" fo:font-size="32pt" fo:font-style="normal" style:text-underline-style="none" fo:font-weight="bold" style:font-size-asian="32pt" style:font-style-asian="normal" style:font-weight-asian="bold" style:font-family-complex="Arial" style:font-family-generic-complex="swiss" style:font-size-complex="32pt" style:font-style-complex="normal" style:font-weight-complex="bold"/>
    </style:style>
    <style:style style:name="T7" style:family="text">
      <style:text-properties fo:color="#0d0d0d" style:text-line-through-style="none" fo:font-family="'Arial Black'" style:font-family-generic="swiss" style:font-pitch="variable" fo:font-size="25pt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8" style:family="text">
      <style:text-properties fo:color="#0d0d0d" style:text-line-through-style="none" fo:font-family="'Arial Black'" style:font-family-generic="swiss" style:font-pitch="variable" fo:font-size="36pt" fo:font-style="normal" style:text-underline-style="none" fo:font-weight="bold" style:font-size-asian="36pt" style:font-style-asian="normal" style:font-weight-asian="bold" style:font-family-complex="Arial" style:font-family-generic-complex="swiss" style:font-size-complex="36pt" style:font-style-complex="normal" style:font-weight-complex="bold"/>
    </style:style>
    <style:style style:name="T9" style:family="text">
      <style:text-properties fo:color="#262626" style:text-line-through-style="none" fo:font-family="'Arial Black'" style:font-family-generic="swiss" style:font-pitch="variable" fo:font-size="24pt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0" style:family="text">
      <style:text-properties fo:color="#262626" style:text-line-through-style="none" fo:font-family="'Arial Black'" style:font-family-generic="swiss" style:font-pitch="variable" fo:font-size="20pt" fo:font-style="italic" style:text-underline-style="none" fo:font-weight="normal" style:font-size-asian="20pt" style:font-style-asian="italic" style:font-weight-asian="normal" style:font-family-complex="Arial" style:font-size-complex="20pt" style:font-style-complex="italic" style:font-weight-complex="normal"/>
    </style:style>
    <style:style style:name="T11" style:family="text">
      <style:text-properties fo:color="#000000" style:text-line-through-style="none" fo:font-family="'Arial Black'" style:font-family-generic="swiss" style:font-pitch="variable" fo:font-size="28pt" fo:font-style="normal" style:text-underline-style="none" fo:font-weight="bol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style:style style:name="T12" style:family="text">
      <style:text-properties fo:font-family="'Arial Black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00" style:text-line-through-style="none" fo:font-family="Arial" style:font-family-generic="swiss" fo:font-size="24pt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fo:font-family="'Arial Black'" style:font-family-generic="swiss" style:font-pitch="variable" fo:font-size="20pt" style:font-size-asian="20pt" style:font-size-complex="20pt"/>
    </style:style>
    <style:style style:name="T15" style:family="text">
      <style:text-properties fo:color="#ff0000" fo:font-family="'Arial Black'" style:font-family-generic="swiss" style:font-pitch="variable" fo:font-size="20pt" style:font-size-asian="20pt" style:font-size-complex="20pt"/>
    </style:style>
    <style:style style:name="T16" style:family="text">
      <style:text-properties fo:color="#c00000" style:text-line-through-style="none" fo:font-family="'Arial Black'" style:font-family-generic="swiss" style:font-pitch="variable" fo:font-size="24pt" fo:font-style="normal" style:text-underline-style="none" fo:font-weight="bold" style:font-size-asian="24pt" style:font-style-asian="normal" style:font-weight-asian="bold" style:font-family-complex="Arial" style:font-family-generic-complex="swiss" style:font-size-complex="24pt" style:font-style-complex="normal" style:font-weight-complex="bold"/>
    </style:style>
    <style:style style:name="T17" style:family="text">
      <style:text-properties fo:color="#000000" fo:font-family="'Arial Black'" style:font-family-generic="swiss" style:font-pitch="variable" fo:font-size="26pt" style:font-size-asian="26pt" style:font-size-complex="26pt"/>
    </style:style>
    <style:style style:name="T18" style:family="text">
      <style:text-properties fo:color="#000000" style:text-line-through-style="none" fo:font-family="'Arial Black'" style:font-family-generic="swiss" style:font-pitch="variable" fo:font-size="40pt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style:style style:name="T19" style:family="text">
      <style:text-properties fo:color="#7e0021" fo:font-family="'Arial Black'" style:font-family-generic="swiss" style:font-pitch="variable" fo:font-size="28pt" style:font-size-asian="28pt" style:font-size-complex="28pt"/>
    </style:style>
    <style:style style:name="T20" style:family="text">
      <style:text-properties fo:font-family="'Arial Black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family="'Arial Black'" style:font-family-generic="swiss" style:font-pitch="variable" fo:font-size="24pt" style:font-size-asian="24pt" style:font-size-complex="24pt"/>
    </style:style>
    <style:style style:name="T2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family="Arial" style:font-family-generic="swiss" style:font-pitch="variable" fo:font-size="24pt" style:font-size-asian="24pt" style:font-size-complex="24pt"/>
    </style:style>
    <style:style style:name="T25" style:family="text">
      <style:text-properties fo:font-family="'Arial Black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6" style:family="text">
      <style:text-properties fo:font-family="Arial" style:font-family-generic="swiss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27" style:family="text">
      <style:text-properties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font-family="'Arial Black'" style:font-family-generic="swiss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000000" style:text-line-through-style="none" fo:font-family="Arial" style:font-family-generic="swiss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family="'Arial Black'" style:font-family-generic="swiss" style:font-pitch="variable" fo:font-size="22pt" style:font-size-asian="22pt" style:font-size-complex="22pt"/>
    </style:style>
    <style:style style:name="T33" style:family="text">
      <style:text-properties fo:font-family="'Arial Black'" style:font-family-generic="swiss" style:font-pitch="variable" fo:font-size="44pt" style:font-size-asian="44pt" style:font-size-complex="44pt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family="'Arial Black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8pt" fo:font-weight="bold" style:font-size-asian="28pt" style:font-weight-asian="bold" style:font-size-complex="28pt" style:font-weight-complex="bold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color="#000000" style:text-line-through-style="none" fo:font-family="Arial" style:font-family-generic="swis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family="'Arial Black'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font-family="'Arial Black'" style:font-style-name="Regular" style:font-family-generic="swiss" style:font-pitch="variable" fo:font-size="28pt" style:font-size-asian="28pt" style:font-size-complex="28pt"/>
    </style:style>
    <style:style style:name="T50" style:family="text">
      <style:text-properties fo:font-family="'Arial Black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51" style:family="text">
      <style:text-properties fo:font-family="'Arial Black'" style:font-family-generic="swiss" style:font-pitch="variable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52" style:family="text">
      <style:text-properties fo:font-family="'Arial Black'" style:font-family-generic="swiss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53" style:family="text">
      <style:text-properties fo:color="#000000" style:text-line-through-style="none" fo:font-family="Garamond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54" style:family="text">
      <style:text-properties fo:color="#000000" style:text-line-through-style="none" fo:font-family="Garamon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0000" style:text-line-through-style="none" fo:font-family="Garamond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fo:font-family="Garamond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size="44pt" style:font-size-asian="44pt" style:font-size-complex="44pt"/>
    </style:style>
    <style:style style:name="T58" style:family="text">
      <style:text-properties fo:font-size="40pt" style:font-size-asian="40pt" style:font-size-complex="40pt"/>
    </style:style>
    <style:style style:name="T59" style:family="text">
      <style:text-properties fo:font-size="40pt" fo:font-style="italic" style:font-size-asian="40pt" style:font-style-asian="italic" style:font-size-complex="40pt" style:font-style-complex="italic"/>
    </style:style>
    <style:style style:name="T60" style:family="text">
      <style:text-properties fo:font-family="'Arial Black'" style:font-family-generic="swiss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ü">
        <style:list-level-properties text:space-before="1.271cm" text:min-label-width="0.793cm"/>
        <style:text-properties fo:font-family="Wingdings" fo:color="#83992a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ü">
        <style:list-level-properties text:space-before="0.001cm" text:min-label-width="0.793cm"/>
        <style:text-properties fo:font-family="Wingdings" fo:color="#83992a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ü">
        <style:list-level-properties text:space-before="0.001cm" text:min-label-width="0.793cm"/>
        <style:text-properties fo:font-family="Wingdings" fo:color="#83992a" fo:font-size="11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ü">
        <style:list-level-properties text:space-before="0.23cm" text:min-label-width="0.952cm"/>
        <style:text-properties fo:font-family="Wingdings" fo:color="#83992a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draw:style-name="gr1" draw:text-style-name="P2" draw:layer="layout" svg:width="26.035cm" svg:height="8.303cm" svg:x="1.27cm" svg:y="4.445cm">
          <draw:text-box>
            <text:p text:style-name="P1"><text:span text:style-name="T1">NCCC ASSOCIATES CREDIT COOPERATIVE (NASCCO)</text:span></text:p>
          </draw:text-box>
        </draw:frame>
        <draw:frame draw:style-name="gr2" draw:text-style-name="P3" draw:layer="layout" svg:width="22.86cm" svg:height="4.181cm" svg:x="3.175cm" svg:y="13.97cm">
          <draw:text-box>
            <text:p text:style-name="P1"><text:span text:style-name="T2">Pre-membership Orient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rededges">
        <office:forms form:automatic-focus="false" form:apply-design-mode="false"/>
        <draw:frame draw:name="Title 3" presentation:style-name="pr2" draw:text-style-name="P5" xml:id="id1" draw:id="id1" draw:layer="layout" svg:width="19.261cm" svg:height="1.452cm" svg:x="8.739cm" svg:y="2.54cm" presentation:class="title" presentation:user-transformed="true">
          <draw:text-box>
            <text:p text:style-name="P4"><text:span text:style-name="T3">Voluntary and Open Membership</text:span></text:p>
          </draw:text-box>
        </draw:frame>
        <draw:frame draw:name="Content Placeholder 2" presentation:style-name="pr3" draw:text-style-name="P7" xml:id="id3" draw:id="id3" draw:layer="layout" svg:width="23.495cm" svg:height="1.905cm" svg:x="2.54cm" svg:y="12.06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4">Willing to accept responsibility</text:span></text:p>
                  </text:list-item>
                </text:list>
              </text:list-item>
            </text:list>
          </draw:text-box>
        </draw:frame>
        <draw:frame draw:name="Content Placeholder 2" presentation:style-name="pr3" draw:text-style-name="P7" xml:id="id2" draw:id="id2" draw:layer="layout" svg:width="23.495cm" svg:height="1.905cm" svg:x="2.54cm" svg:y="8.8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4">Open to all Regular Associat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rededges">
        <office:forms form:automatic-focus="false" form:apply-design-mode="false"/>
        <draw:frame draw:name="Title 1" presentation:style-name="pr2" draw:text-style-name="P9" draw:layer="layout" svg:width="20.955cm" svg:height="1.27cm" svg:x="6.35cm" svg:y="3.81cm" presentation:class="title" presentation:user-transformed="true">
          <draw:text-box>
            <text:p text:style-name="P8"><text:span text:style-name="T5">Qualifications for Membership</text:span><text:span text:style-name="T6"><text:line-break/></text:span><text:span text:style-name="T6"/></text:p>
          </draw:text-box>
        </draw:frame>
        <draw:frame draw:name="Content Placeholder 2" presentation:style-name="pr3" draw:text-style-name="P13" xml:id="id4" draw:id="id4" draw:layer="layout" svg:width="25.46cm" svg:height="9.218cm" svg:x="1.21cm" svg:y="6.985cm" presentation:class="outline" presentation:user-transformed="true">
          <draw:text-box>
            <text:list text:style-name="L3">
              <text:list-item>
                <text:p text:style-name="P10"><text:span text:style-name="T7">Completed the prescribed pre-membership seminar;</text:span></text:p>
              </text:list-item>
              <text:list-item>
                <text:p text:style-name="P10"><text:span text:style-name="T7"><text:s/></text:span><text:span text:style-name="T7">Undertake to uphold the By-Laws, policies, guidelines, rules &amp; regulations promulgated by the Board of Directors and the General Assembly;</text:span></text:p>
              </text:list-item>
              <text:list-item>
                <text:p text:style-name="P10"><text:span text:style-name="T7"><text:s/></text:span><text:span text:style-name="T7">Paid the membership fee and the processing fee;</text:span></text:p>
              </text:list-item>
            </text:list>
            <text:list text:style-name="L4">
              <text:list-item>
                <text:p text:style-name="P11"><text:span text:style-name="T7"><text:s/></text:span><text:span text:style-name="T7">Paid the initial share capital and savings deposit</text:span></text:p>
              </text:list-item>
              <text:list-item>
                <text:p text:style-name="P11"><text:span text:style-name="T7"><text:s/></text:span><text:span text:style-name="T7">Continuous Share Capital Build-Up.</text:span></text:p>
              </text:list-item>
            </text:list>
            <text:p text:style-name="P12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rededges">
        <office:forms form:automatic-focus="false" form:apply-design-mode="false"/>
        <draw:frame draw:style-name="gr4" draw:text-style-name="P15" draw:layer="layout" svg:width="20.32cm" svg:height="2.042cm" svg:x="6.985cm" svg:y="1.905cm">
          <draw:text-box>
            <text:p text:style-name="P14"><text:span text:style-name="T8">Membership Requirements</text:span></text:p>
          </draw:text-box>
        </draw:frame>
        <draw:frame draw:name="Content Placeholder 2" presentation:style-name="pr3" draw:text-style-name="P16" xml:id="id5" draw:id="id5" draw:layer="layout" svg:width="24.129cm" svg:height="9.218cm" svg:x="3.81cm" svg:y="5.715cm" presentation:class="outline" presentation:user-transformed="true">
          <draw:text-box>
            <text:list text:style-name="L6">
              <text:list-item>
                <text:p text:style-name="P10"><text:span text:style-name="T9">Photocopy of Birth Certificate or Marriage Contract</text:span></text:p>
              </text:list-item>
            </text:list>
            <text:p text:style-name="P10"><text:span text:style-name="T9"/></text:p>
            <text:list text:continue-numbering="true" text:style-name="L6">
              <text:list-item>
                <text:p text:style-name="P10"><text:span text:style-name="T9">Photo ID – 2 pcs. 2X2 &amp; 2 pcs. 1X1</text:span></text:p>
              </text:list-item>
            </text:list>
            <text:p text:style-name="P10"><text:span text:style-name="T9"/></text:p>
            <text:list text:continue-numbering="true" text:style-name="L6">
              <text:list-item>
                <text:p text:style-name="P10"><text:span text:style-name="T9">Company ID</text:span></text:p>
              </text:list-item>
            </text:list>
            <text:p text:style-name="P10"><text:span text:style-name="T9"/></text:p>
            <text:list text:continue-numbering="true" text:style-name="L6">
              <text:list-item>
                <text:p text:style-name="P10"><text:span text:style-name="T10">SSS, TIN, Drivers License, Voters ID, Postal ID, PRC, Passport, Philhealth, Pag-ibig.)</text:span></text:p>
              </text:list-item>
            </text:list>
            <text:p text:style-name="P12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rededges">
        <office:forms form:automatic-focus="false" form:apply-design-mode="false"/>
        <draw:frame draw:style-name="gr5" draw:text-style-name="P17" draw:layer="layout" svg:width="14.605cm" svg:height="3.029cm" svg:x="11.43cm" svg:y="2.051cm">
          <draw:text-box>
            <text:p text:style-name="P14"><text:span text:style-name="T11">Required Contribution for Membership</text:span></text:p>
          </draw:text-box>
        </draw:frame>
        <draw:frame draw:style-name="standard" xml:id="id6" draw:id="id6" draw:layer="layout" svg:width="23.964cm" svg:height="12.389cm" svg:x="3.175cm" svg:y="5.9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4"><text:span text:style-name="T12">Description</text:span></text:p>
              </table:table-cell>
              <table:table-cell>
                <text:p text:style-name="P14"><text:span text:style-name="T12">Fee</text:span></text:p>
              </table:table-cell>
              <table:table-cell>
                <text:p text:style-name="P14"><text:span text:style-name="T12">Amount</text:span></text:p>
              </table:table-cell>
            </table:table-row>
            <table:table-row table:style-name="ro2">
              <table:table-cell table:style-name="ce3">
                <text:p text:style-name="P18"><text:span text:style-name="T13">Membership Fee</text:span></text:p>
              </table:table-cell>
              <table:table-cell table:style-name="ce4">
                <text:p text:style-name="P19"><text:span text:style-name="T14">P 50.00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18"><text:span text:style-name="T13">Processing Fee</text:span></text:p>
              </table:table-cell>
              <table:table-cell table:style-name="ce4">
                <text:p text:style-name="P19"><text:span text:style-name="T14">50.00</text:span></text:p>
              </table:table-cell>
              <table:table-cell table:style-name="ce5">
                <text:p text:style-name="P19"><text:span text:style-name="T15"><text:s/></text:span></text:p>
              </table:table-cell>
            </table:table-row>
            <table:table-row table:style-name="ro2">
              <table:table-cell table:style-name="ce6" table:number-columns-spanned="2">
                <text:p text:style-name="P14"><text:span text:style-name="T16">Subtotal</text:span></text:p>
              </table:table-cell>
              <table:covered-table-cell table:style-name="ce4"/>
              <table:table-cell table:style-name="ce5">
                <text:p text:style-name="P19"><text:span text:style-name="T15">100.00</text:span></text:p>
              </table:table-cell>
            </table:table-row>
            <table:table-row table:style-name="ro2">
              <table:table-cell table:style-name="ce3">
                <text:p text:style-name="P18"><text:span text:style-name="T13">Initial Share Capital</text:span></text:p>
              </table:table-cell>
              <table:table-cell table:style-name="ce4">
                <text:p text:style-name="P19"><text:span text:style-name="T14">3,600</text:span></text:p>
              </table:table-cell>
              <table:table-cell table:style-name="ce5"/>
            </table:table-row>
            <table:table-row table:style-name="ro2">
              <table:table-cell table:style-name="ce3">
                <text:p text:style-name="P18"><text:span text:style-name="T13">Initial Savings</text:span></text:p>
              </table:table-cell>
              <table:table-cell table:style-name="ce4">
                <text:p text:style-name="P19"><text:span text:style-name="T14">500</text:span></text:p>
              </table:table-cell>
              <table:table-cell table:style-name="ce5"/>
            </table:table-row>
            <table:table-row table:style-name="ro2">
              <table:table-cell table:style-name="ce7" table:number-columns-spanned="2">
                <text:p text:style-name="P20"><text:span text:style-name="T16">Subtotal</text:span></text:p>
              </table:table-cell>
              <table:covered-table-cell table:style-name="ce8"/>
              <table:table-cell table:style-name="ce5">
                <text:p text:style-name="P19"><text:span text:style-name="T15">4,100</text:span></text:p>
              </table:table-cell>
            </table:table-row>
            <table:table-row table:style-name="ro3">
              <table:table-cell table:style-name="ce9" table:number-columns-spanned="2">
                <text:p text:style-name="P20"><text:span text:style-name="T16">TOTAL </text:span></text:p>
              </table:table-cell>
              <table:covered-table-cell table:style-name="ce10"/>
              <table:table-cell table:style-name="ce11">
                <text:p text:style-name="P19"><text:span text:style-name="T17">4,200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rededges">
        <office:forms form:automatic-focus="false" form:apply-design-mode="false"/>
        <draw:frame draw:style-name="gr6" draw:text-style-name="P21" draw:layer="layout" svg:width="13.97cm" svg:height="2.236cm" svg:x="13.335cm" svg:y="0.939cm">
          <draw:text-box>
            <text:p text:style-name="P14"><text:span text:style-name="T18">Self-Reliant Loan</text:span></text:p>
          </draw:text-box>
        </draw:frame>
        <draw:frame draw:style-name="gr7" draw:text-style-name="P22" xml:id="id7" draw:id="id7" draw:layer="layout" svg:width="7.62cm" svg:height="9.974cm" svg:x="0.635cm" svg:y="0.821cm">
          <draw:text-box>
            <text:p><text:span text:style-name="T19">80% of your total Share Capital and Savings.</text:span></text:p>
            <text:p><text:span text:style-name="T19">Payable for 1 year (12 months).</text:span></text:p>
          </draw:text-box>
        </draw:frame>
        <draw:frame draw:style-name="gr8" draw:text-style-name="P23" xml:id="id8" draw:id="id8" draw:layer="layout" svg:width="19.745cm" svg:height="5.992cm" svg:x="8.195cm" svg:y="2.898cm">
          <draw:text-box>
            <text:p><text:span text:style-name="T20">For Example:</text:span></text:p>
            <text:p><text:span text:style-name="T21"/></text:p>
            <text:p><text:span text:style-name="T22">Total Share Capital and Savings:</text:span><text:span text:style-name="T21"> 4,100</text:span></text:p>
            <text:p><text:span text:style-name="T23">4,100</text:span><text:span text:style-name="T24"> x 80%</text:span><text:span text:style-name="T21"> (Self-Reliant) = </text:span><text:span text:style-name="T25">3,280 </text:span><text:span text:style-name="T26">Principal Amo</text:span><text:span text:style-name="T27">unt</text:span></text:p>
          </draw:text-box>
        </draw:frame>
        <draw:frame draw:style-name="standard" xml:id="id9" draw:id="id9" draw:layer="layout" svg:width="21.079cm" svg:height="10.367cm" svg:x="5.732cm" svg:y="8.9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3">
              <table:table-cell table:style-name="ce12" table:number-columns-spanned="3">
                <text:p text:style-name="P1"><text:span text:style-name="T21">Computation</text:span></text:p>
              </table:table-cell>
              <table:covered-table-cell/>
              <table:covered-table-cell/>
            </table:table-row>
            <table:table-row table:style-name="ro4">
              <table:table-cell table:style-name="ce14">
                <text:p><text:span text:style-name="T28">Principal</text:span></text:p>
              </table:table-cell>
              <table:table-cell table:style-name="ce15"/>
              <table:table-cell table:style-name="ce16">
                <text:p text:style-name="P19"><text:span text:style-name="T29">P <text:s text:c="4"/></text:span><text:span text:style-name="T30"><text:s text:c="3"/>3,280</text:span></text:p>
              </table:table-cell>
            </table:table-row>
            <table:table-row table:style-name="ro4">
              <table:table-cell table:style-name="ce14">
                <text:p><text:span text:style-name="T28">Service Charge (2%)</text:span></text:p>
              </table:table-cell>
              <table:table-cell table:style-name="ce17">
                <text:p text:style-name="P1">3,280 x 2%</text:p>
              </table:table-cell>
              <table:table-cell table:style-name="ce18">
                <text:p text:style-name="P19">(65.60)</text:p>
              </table:table-cell>
            </table:table-row>
            <table:table-row table:style-name="ro4">
              <table:table-cell table:style-name="ce14">
                <text:p><text:span text:style-name="T28">Retention Fee (3%)</text:span></text:p>
              </table:table-cell>
              <table:table-cell table:style-name="ce17">
                <text:p text:style-name="P1">3,280 x 3%</text:p>
              </table:table-cell>
              <table:table-cell table:style-name="ce18">
                <text:p text:style-name="P19">(98.40)</text:p>
              </table:table-cell>
            </table:table-row>
            <table:table-row table:style-name="ro4">
              <table:table-cell table:style-name="ce14">
                <text:p><text:span text:style-name="T28">LPP (Loan Protection Plan)</text:span></text:p>
              </table:table-cell>
              <table:table-cell table:style-name="ce19">
                <text:p text:style-name="P14"><text:span text:style-name="T31">(3,280 x 0.001) x .90 x 12months</text:span></text:p>
              </table:table-cell>
              <table:table-cell table:style-name="ce18">
                <text:p text:style-name="P19">(35.42)</text:p>
              </table:table-cell>
            </table:table-row>
            <table:table-row table:style-name="ro4" table:default-cell-style-name="ce13">
              <table:table-cell table:number-columns-spanned="2">
                <text:p><text:span text:style-name="T21">Net Proceeds</text:span></text:p>
              </table:table-cell>
              <table:covered-table-cell/>
              <table:table-cell table:style-name="ce20">
                <text:p text:style-name="P19"><text:span text:style-name="T32">3,080.58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rededges">
        <office:forms form:automatic-focus="false" form:apply-design-mode="false"/>
        <draw:frame draw:style-name="gr9" draw:text-style-name="P24" draw:layer="layout" svg:width="15.24cm" svg:height="2.444cm" svg:x="12.065cm" svg:y="1.366cm">
          <draw:text-box>
            <text:p text:style-name="P1"><text:span text:style-name="T33">SALARY LOAN</text:span></text:p>
          </draw:text-box>
        </draw:frame>
        <draw:frame draw:style-name="gr10" draw:text-style-name="P25" xml:id="id10" draw:id="id10" draw:layer="layout" svg:width="14.605cm" svg:height="5.08cm" svg:x="6.985cm" svg:y="3.81cm">
          <draw:text-box>
            <text:p text:style-name="P1"><text:span text:style-name="T19">Base on your length of Service; Payable within 2 years (24 months)</text:span></text:p>
          </draw:text-box>
        </draw:frame>
        <draw:frame draw:style-name="standard" xml:id="id11" draw:id="id11" draw:layer="layout" svg:width="23.555cm" svg:height="8.157cm" svg:x="2.421cm" svg:y="8.376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 table:default-cell-style-name="ce21">
              <table:table-cell>
                <text:p text:style-name="P1"><text:span text:style-name="T34">Length of Service</text:span></text:p>
              </table:table-cell>
              <table:table-cell>
                <text:p text:style-name="P1"><text:span text:style-name="T34">Maximum Amount</text:span></text:p>
              </table:table-cell>
            </table:table-row>
            <table:table-row table:style-name="ro5">
              <table:table-cell table:style-name="ce22">
                <text:p text:style-name="P1"><text:span text:style-name="T35">9 years below</text:span></text:p>
              </table:table-cell>
              <table:table-cell table:style-name="ce23">
                <text:p text:style-name="P1"><text:span text:style-name="T36">Plus </text:span><text:span text:style-name="T35">20%</text:span><text:span text:style-name="T36"> of the total Share and Savings</text:span></text:p>
              </table:table-cell>
            </table:table-row>
            <table:table-row table:style-name="ro5">
              <table:table-cell table:style-name="ce23">
                <text:p text:style-name="P1"><text:span text:style-name="T35">10 – 15</text:span><text:span text:style-name="T36"> years in service</text:span></text:p>
              </table:table-cell>
              <table:table-cell table:style-name="ce22">
                <text:p text:style-name="P1"><text:span text:style-name="T35">20,000</text:span></text:p>
              </table:table-cell>
            </table:table-row>
            <table:table-row table:style-name="ro5">
              <table:table-cell table:style-name="ce23">
                <text:p text:style-name="P1"><text:span text:style-name="T35">16 – 20</text:span><text:span text:style-name="T36"> years in service</text:span></text:p>
              </table:table-cell>
              <table:table-cell table:style-name="ce22">
                <text:p text:style-name="P1"><text:span text:style-name="T35">30,000</text:span></text:p>
              </table:table-cell>
            </table:table-row>
            <table:table-row table:style-name="ro6" table:default-cell-style-name="ce22">
              <table:table-cell>
                <text:p text:style-name="P1"><text:span text:style-name="T35">21 years above</text:span></text:p>
              </table:table-cell>
              <table:table-cell>
                <text:p text:style-name="P1"><text:span text:style-name="T35">50,0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26" xml:id="id12" draw:id="id12" draw:layer="layout" svg:width="20.32cm" svg:height="2.156cm" svg:x="5.715cm" svg:y="17.145cm">
          <draw:text-box>
            <text:p text:style-name="P1"><text:span text:style-name="T37">Note:</text:span><text:span text:style-name="T38"><text:tab/></text:span><text:span text:style-name="T38">All loan amounts are subject for approval of the Credit Committe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rededges">
        <office:forms form:automatic-focus="false" form:apply-design-mode="false"/>
        <draw:frame draw:style-name="gr12" draw:text-style-name="P27" draw:layer="layout" svg:width="27.305cm" svg:height="3.443cm" svg:x="0cm" svg:y="1.002cm">
          <draw:text-box>
            <text:p text:style-name="P1"><text:span text:style-name="T39">Sample computation of </text:span></text:p>
            <text:p text:style-name="P1"><text:span text:style-name="T39">Salary Loan</text:span></text:p>
          </draw:text-box>
        </draw:frame>
        <draw:frame draw:style-name="gr13" draw:text-style-name="P28" xml:id="id13" draw:id="id13" draw:layer="layout" svg:width="28cm" svg:height="4.924cm" svg:x="0cm" svg:y="4.758cm">
          <draw:text-box>
            <text:p><text:span text:style-name="T40">For example:</text:span><text:span text:style-name="T41"><text:tab/></text:span><text:span text:style-name="T36"><text:tab/></text:span><text:span text:style-name="T36"><text:tab/></text:span><text:span text:style-name="T36"><text:tab/></text:span><text:span text:style-name="T42">9 years in service (Plus 20%)</text:span></text:p>
            <text:p><text:span text:style-name="T43"/></text:p>
            <text:p><text:span text:style-name="T35">Total Share Capital: </text:span><text:span text:style-name="T35"><text:tab/></text:span><text:span text:style-name="T35">5,000</text:span></text:p>
            <text:p><text:span text:style-name="T35">Total Savings:</text:span><text:span text:style-name="T35"><text:tab/></text:span><text:span text:style-name="T35"><text:tab/></text:span><text:span text:style-name="T35"><text:tab/></text:span><text:span text:style-name="T44">5,000 <text:s text:c="3"/></text:span></text:p>
            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10,000 </text:span><text:span text:style-name="T36">x 20% = </text:span><text:span text:style-name="T35">12,000</text:span><text:span text:style-name="T36"> Loanable Amount</text:span></text:p>
          </draw:text-box>
        </draw:frame>
        <draw:frame draw:style-name="standard" xml:id="id14" draw:id="id14" draw:layer="layout" svg:width="26.669cm" svg:height="10.437cm" svg:x="0.556cm" svg:y="9.55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3">
              <table:table-cell table:style-name="ce12" table:number-columns-spanned="3">
                <text:p text:style-name="P1"><text:span text:style-name="T21">Computation</text:span></text:p>
              </table:table-cell>
              <table:covered-table-cell/>
              <table:covered-table-cell/>
            </table:table-row>
            <table:table-row table:style-name="ro4">
              <table:table-cell table:style-name="ce24">
                <text:p><text:span text:style-name="T45">Principal</text:span></text:p>
              </table:table-cell>
              <table:table-cell table:style-name="ce25"/>
              <table:table-cell table:style-name="ce16">
                <text:p text:style-name="P19"><text:span text:style-name="T29">P <text:s text:c="4"/></text:span><text:span text:style-name="T30">12,000</text:span></text:p>
              </table:table-cell>
            </table:table-row>
            <table:table-row table:style-name="ro7">
              <table:table-cell table:style-name="ce24">
                <text:p><text:span text:style-name="T45">Service Charge (2%)</text:span></text:p>
              </table:table-cell>
              <table:table-cell table:style-name="ce26">
                <text:p text:style-name="P1"><text:span text:style-name="T46">12,000 x 2%</text:span></text:p>
              </table:table-cell>
              <table:table-cell table:style-name="ce27">
                <text:p text:style-name="P19"><text:span text:style-name="T46">(240.00)</text:span></text:p>
              </table:table-cell>
            </table:table-row>
            <table:table-row table:style-name="ro4">
              <table:table-cell table:style-name="ce24">
                <text:p><text:span text:style-name="T45">Retention Fee (3%)</text:span></text:p>
              </table:table-cell>
              <table:table-cell table:style-name="ce26">
                <text:p text:style-name="P1"><text:span text:style-name="T46">12,000 x 3%</text:span></text:p>
              </table:table-cell>
              <table:table-cell table:style-name="ce27">
                <text:p text:style-name="P19"><text:span text:style-name="T46">(360.00)</text:span></text:p>
              </table:table-cell>
            </table:table-row>
            <table:table-row table:style-name="ro4">
              <table:table-cell table:style-name="ce24">
                <text:p><text:span text:style-name="T45">LPP (Loan Protection Plan)</text:span></text:p>
              </table:table-cell>
              <table:table-cell table:style-name="ce28">
                <text:p text:style-name="P14"><text:span text:style-name="T31">(</text:span><text:span text:style-name="T47">12,000 x 0.001) x .90 x 12months</text:span></text:p>
              </table:table-cell>
              <table:table-cell table:style-name="ce27">
                <text:p text:style-name="P19"><text:span text:style-name="T46">(129.96)</text:span></text:p>
              </table:table-cell>
            </table:table-row>
            <table:table-row table:style-name="ro4" table:default-cell-style-name="ce13">
              <table:table-cell>
                <text:p><text:span text:style-name="T21">Total</text:span></text:p>
              </table:table-cell>
              <table:table-cell/>
              <table:table-cell table:style-name="ce20">
                <text:p text:style-name="P19"><text:span text:style-name="T32">11,270.04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rededges">
        <office:forms form:automatic-focus="false" form:apply-design-mode="false"/>
        <draw:frame draw:style-name="gr12" draw:text-style-name="P27" draw:layer="layout" svg:width="27.305cm" svg:height="3.443cm" svg:x="0.715cm" svg:y="0.669cm">
          <draw:text-box>
            <text:p text:style-name="P1"><text:span text:style-name="T39">Sample computation of </text:span></text:p>
            <text:p text:style-name="P1"><text:span text:style-name="T39">Salary Loan</text:span></text:p>
          </draw:text-box>
        </draw:frame>
        <draw:frame draw:style-name="standard" xml:id="id16" draw:id="id16" draw:layer="layout" svg:width="26.669cm" svg:height="10.437cm" svg:x="0.353cm" svg:y="7.725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3">
              <table:table-cell table:style-name="ce12" table:number-columns-spanned="3">
                <text:p text:style-name="P1"><text:span text:style-name="T21">Computation</text:span></text:p>
              </table:table-cell>
              <table:covered-table-cell/>
              <table:covered-table-cell/>
            </table:table-row>
            <table:table-row table:style-name="ro4">
              <table:table-cell table:style-name="ce24">
                <text:p><text:span text:style-name="T45">Principal</text:span></text:p>
              </table:table-cell>
              <table:table-cell table:style-name="ce15"/>
              <table:table-cell table:style-name="ce16">
                <text:p text:style-name="P19"><text:span text:style-name="T29">P <text:s text:c="4"/></text:span><text:span text:style-name="T48">20</text:span><text:span text:style-name="T30">,000</text:span></text:p>
              </table:table-cell>
            </table:table-row>
            <table:table-row table:style-name="ro7">
              <table:table-cell table:style-name="ce24">
                <text:p><text:span text:style-name="T45">Service Charge (2%)</text:span></text:p>
              </table:table-cell>
              <table:table-cell table:style-name="ce26">
                <text:p text:style-name="P1"><text:span text:style-name="T46">20,000 x 2%</text:span></text:p>
              </table:table-cell>
              <table:table-cell table:style-name="ce27">
                <text:p text:style-name="P19"><text:span text:style-name="T46">(400.00)</text:span></text:p>
              </table:table-cell>
            </table:table-row>
            <table:table-row table:style-name="ro4">
              <table:table-cell table:style-name="ce24">
                <text:p><text:span text:style-name="T45">Retention Fee (3%)</text:span></text:p>
              </table:table-cell>
              <table:table-cell table:style-name="ce26">
                <text:p text:style-name="P1"><text:span text:style-name="T46">20,000 x 3%</text:span></text:p>
              </table:table-cell>
              <table:table-cell table:style-name="ce27">
                <text:p text:style-name="P19"><text:span text:style-name="T46">(600.00)</text:span></text:p>
              </table:table-cell>
            </table:table-row>
            <table:table-row table:style-name="ro4">
              <table:table-cell table:style-name="ce24">
                <text:p><text:span text:style-name="T45">LPP (Loan Protection Plan)</text:span></text:p>
              </table:table-cell>
              <table:table-cell table:style-name="ce28">
                <text:p text:style-name="P14"><text:span text:style-name="T47">(20,000 x 0.001) x .90 x 12months</text:span></text:p>
              </table:table-cell>
              <table:table-cell table:style-name="ce27">
                <text:p text:style-name="P19"><text:span text:style-name="T46">(216.00)</text:span></text:p>
              </table:table-cell>
            </table:table-row>
            <table:table-row table:style-name="ro4" table:default-cell-style-name="ce13">
              <table:table-cell>
                <text:p><text:span text:style-name="T21">Total</text:span></text:p>
              </table:table-cell>
              <table:table-cell/>
              <table:table-cell table:style-name="ce20">
                <text:p text:style-name="P19"><text:span text:style-name="T32">18,784.0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28" xml:id="id15" draw:id="id15" draw:layer="layout" svg:width="28cm" svg:height="4.594cm" svg:x="0cm" svg:y="4.758cm">
          <draw:text-box>
            <text:p><text:span text:style-name="T40">For example:</text:span><text:span text:style-name="T41"><text:tab/></text:span><text:span text:style-name="T36"><text:tab/></text:span><text:span text:style-name="T36"><text:tab/></text:span><text:span text:style-name="T36"><text:tab/></text:span><text:span text:style-name="T42">15 years in service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35">20,000 (Maximum) in 12 months only</text:span></text:p>
            <text:p><text:span text:style-name="T42"/></text:p>
            <text:p><text:span text:style-name="T3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rededges">
        <office:forms form:automatic-focus="false" form:apply-design-mode="false"/>
        <draw:frame draw:name="Title 1" presentation:style-name="pr2" draw:text-style-name="P29" draw:layer="layout" svg:width="19.896cm" svg:height="3.175cm" svg:x="8.044cm" svg:y="1.905cm" presentation:class="title" presentation:user-transformed="true">
          <draw:text-box>
            <text:p text:style-name="P8"><text:span text:style-name="T18">Schedule of Application </text:span><text:span text:style-name="T18"><text:line-break/></text:span><text:span text:style-name="T18">and Release</text:span></text:p>
          </draw:text-box>
        </draw:frame>
        <draw:frame draw:style-name="gr15" draw:text-style-name="P30" draw:layer="layout" svg:width="28cm" svg:height="4.418cm" svg:x="0cm" svg:y="8.89cm">
          <draw:text-box>
            <text:p text:style-name="P1"><text:span text:style-name="T49">Application Schedule:</text:span><text:span text:style-name="T49"><text:tab/></text:span><text:span text:style-name="T49"><text:tab/></text:span><text:span text:style-name="T49"><text:tab/></text:span><text:span text:style-name="T49">Monday and Tuesday</text:span></text:p>
            <text:p text:style-name="P1"><text:span text:style-name="T49"/></text:p>
            <text:p text:style-name="P1"><text:span text:style-name="T49">Release Schedule:</text:span><text:span text:style-name="T49"><text:tab/></text:span><text:span text:style-name="T49"><text:tab/></text:span><text:span text:style-name="T49"><text:tab/></text:span><text:span text:style-name="T49"><text:tab/></text:span><text:span text:style-name="T49">Thursday and Friday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rededges">
        <office:forms form:automatic-focus="false" form:apply-design-mode="false"/>
        <draw:frame draw:style-name="gr16" draw:text-style-name="P31" xml:id="id17" draw:id="id17" draw:layer="layout" svg:width="22.225cm" svg:height="4.637cm" svg:x="5.08cm" svg:y="1.905cm">
          <draw:text-box>
            <text:p text:style-name="P1"><text:span text:style-name="T50">SERVICES OFFERED BY NASCCO:</text:span></text:p>
          </draw:text-box>
        </draw:frame>
        <draw:frame draw:style-name="gr17" draw:layer="layout" svg:width="0.502cm" svg:height="1.204cm" svg:x="14.605cm" svg:y="12.7cm">
          <draw:text-box>
            <text:p/>
          </draw:text-box>
        </draw:frame>
        <draw:frame draw:style-name="gr18" draw:text-style-name="P32" xml:id="id18" draw:id="id18" draw:layer="layout" svg:width="12.065cm" svg:height="1.847cm" svg:x="8.255cm" svg:y="8.89cm">
          <draw:text-box>
            <text:p text:style-name="P1"><text:span text:style-name="T51">LIFE INSURANCES</text:span></text:p>
          </draw:text-box>
        </draw:frame>
        <draw:frame draw:style-name="gr19" draw:text-style-name="P33" xml:id="id19" draw:id="id19" draw:layer="layout" svg:width="5.527cm" svg:height="1.847cm" svg:x="7.478cm" svg:y="12.7cm">
          <draw:text-box>
            <text:p text:style-name="P1"><text:span text:style-name="T52">G-BLISS</text:span></text:p>
          </draw:text-box>
        </draw:frame>
        <draw:frame draw:style-name="gr20" draw:text-style-name="P33" xml:id="id20" draw:id="id20" draw:layer="layout" svg:width="4.841cm" svg:height="1.847cm" svg:x="18.415cm" svg:y="12.7cm">
          <draw:text-box>
            <text:p text:style-name="P1"><text:span text:style-name="T52">I-CAR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rededges">
        <office:forms form:automatic-focus="false" form:apply-design-mode="false"/>
        <draw:custom-shape draw:name="TextBox 6" draw:style-name="gr21" draw:text-style-name="P35" draw:layer="layout" svg:width="10.952cm" svg:height="1.877cm" svg:x="10.16cm" svg:y="1.905cm">
          <text:p text:style-name="P34"><text:span text:style-name="T53">Organizational Ch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2" draw:style-name="gr22" draw:text-style-name="P7" draw:layer="layout" svg:width="10.251cm" svg:height="1.356cm" svg:x="10.069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9" draw:style-name="gr23" draw:text-style-name="P36" draw:layer="layout" svg:x1="14.605cm" svg:y1="5.08cm" svg:x2="14.605cm" svg:y2="6.35cm">
          <text:p/>
        </draw:line>
        <draw:custom-shape draw:name="TextBox 7" draw:style-name="gr21" draw:text-style-name="P35" draw:layer="layout" svg:width="10.16cm" svg:height="2.504cm" svg:x="9.525cm" svg:y="3.81cm">
          <text:p text:style-name="P34"><text:span text:style-name="T54">GENERAL 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3" draw:style-name="gr24" draw:text-style-name="P35" draw:layer="layout" svg:width="7.794cm" svg:height="1.126cm" svg:x="1.731cm" svg:y="6.35cm">
          <text:p text:style-name="P34"><text:span text:style-name="T55">ELECTION COMMITTEE</text:span></text:p>
          <text:p text:style-name="P34"><text:span text:style-name="T5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24" draw:text-style-name="P35" draw:layer="layout" svg:width="7.794cm" svg:height="1.126cm" svg:x="10.621cm" svg:y="6.35cm">
          <text:p text:style-name="P34"><text:span text:style-name="T55">BOARD OF DIRECTORS</text:span></text:p>
          <text:p text:style-name="P34"><text:span text:style-name="T5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0" draw:style-name="gr24" draw:text-style-name="P35" draw:layer="layout" svg:width="4.886cm" svg:height="0.818cm" svg:x="0.194cm" svg:y="12.517cm">
          <text:p text:style-name="P34"><text:span text:style-name="T56">Ethical Committee</text:span></text:p>
          <text:p text:style-name="P34"><text:span text:style-name="T5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6" draw:style-name="gr24" draw:text-style-name="P35" draw:layer="layout" svg:width="5.08cm" svg:height="0.818cm" svg:x="5.415cm" svg:y="12.517cm">
          <text:p text:style-name="P34"><text:span text:style-name="T56">Credit Committee</text:span></text:p>
          <text:p text:style-name="P34"><text:span text:style-name="T5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7" draw:style-name="gr24" draw:text-style-name="P35" draw:layer="layout" svg:width="4.945cm" svg:height="0.818cm" svg:x="16.81cm" svg:y="12.517cm">
          <text:p text:style-name="P34"><text:span text:style-name="T56">Other Committee</text:span></text:p>
          <text:p text:style-name="P34"><text:span text:style-name="T5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8" draw:style-name="gr24" draw:text-style-name="P35" draw:layer="layout" svg:width="4.645cm" svg:height="0.818cm" svg:x="11.665cm" svg:y="12.617cm">
          <text:p text:style-name="P34"><text:span text:style-name="T56">Manager</text:span></text:p>
          <text:p text:style-name="P34"><text:span text:style-name="T5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1" draw:style-name="gr24" draw:text-style-name="P35" draw:layer="layout" svg:width="4.971cm" svg:height="1.27cm" svg:x="5.824cm" svg:y="9.525cm">
          <text:p text:style-name="P34"><text:span text:style-name="T55">Secretary</text:span></text:p>
          <text:p text:style-name="P34"><text:span text:style-name="T5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2" draw:style-name="gr24" draw:text-style-name="P35" draw:layer="layout" svg:width="4.971cm" svg:height="1.353cm" svg:x="17.145cm" svg:y="9.525cm">
          <text:p text:style-name="P34"><text:span text:style-name="T55">Treasury</text:span></text:p>
          <text:p text:style-name="P34"><text:span text:style-name="T55"/></text:p>
          <draw:enhanced-geometry svg:viewBox="0 0 21600 21600" draw:mirror-horizontal="false" draw:mirror-vertical="false" draw:type="rectangle" draw:enhanced-path="M 0 0 L 21600 0 21600 21600 0 21600 0 0 Z N"/>
        </draw:custom-shape>
        <draw:line draw:name="Straight Connector 34" draw:style-name="gr23" draw:text-style-name="P36" draw:layer="layout" svg:x1="14.605cm" svg:y1="11.371cm" svg:x2="14.605cm" svg:y2="7.62cm">
          <text:p/>
        </draw:line>
        <draw:line draw:name="Straight Connector 37" draw:style-name="gr23" draw:text-style-name="P36" draw:layer="layout" svg:x1="1.905cm" svg:y1="11.43cm" svg:x2="26.67cm" svg:y2="11.43cm">
          <text:p/>
        </draw:line>
        <draw:line draw:name="Straight Connector 40" draw:style-name="gr23" draw:text-style-name="P36" draw:layer="layout" svg:x1="26.67cm" svg:y1="11.43cm" svg:x2="26.67cm" svg:y2="12.456cm">
          <text:p/>
        </draw:line>
        <draw:line draw:name="Straight Connector 42" draw:style-name="gr23" draw:text-style-name="P36" draw:layer="layout" svg:x1="18.434cm" svg:y1="11.43cm" svg:x2="18.415cm" svg:y2="12.456cm">
          <text:p/>
        </draw:line>
        <draw:line draw:name="Straight Connector 44" draw:style-name="gr23" draw:text-style-name="P36" draw:layer="layout" svg:x1="7.62cm" svg:y1="11.43cm" svg:x2="7.62cm" svg:y2="12.437cm">
          <text:p/>
        </draw:line>
        <draw:line draw:name="Straight Connector 46" draw:style-name="gr23" draw:text-style-name="P36" draw:layer="layout" svg:x1="1.905cm" svg:y1="11.43cm" svg:x2="1.905cm" svg:y2="12.484cm">
          <text:p/>
        </draw:line>
        <draw:line draw:name="Straight Connector 48" draw:style-name="gr23" draw:text-style-name="P36" draw:layer="layout" svg:x1="10.795cm" svg:y1="10.16cm" svg:x2="17.145cm" svg:y2="10.16cm">
          <text:p/>
        </draw:line>
        <draw:line draw:name="Straight Connector 53" draw:style-name="gr23" draw:text-style-name="P36" draw:layer="layout" svg:x1="14.605cm" svg:y1="11.43cm" svg:x2="14.6cm" svg:y2="12.7cm">
          <text:p/>
        </draw:line>
        <draw:custom-shape draw:name="Rectangle 14" draw:style-name="gr24" draw:text-style-name="P7" draw:layer="layout" svg:width="7.159cm" svg:height="1.201cm" svg:x="20.32cm" svg:y="6.35cm">
          <text:p text:style-name="P34"><text:span text:style-name="T55">AUDIT COMMITTEE</text:span></text:p>
          <text:p text:style-name="P34"><text:span text:style-name="T55"/></text:p>
          <draw:enhanced-geometry svg:viewBox="0 0 21600 21600" draw:type="rectangle" draw:enhanced-path="M 0 0 L 21600 0 21600 21600 0 21600 0 0 Z N"/>
        </draw:custom-shape>
        <draw:line draw:name="Straight Connector 37" draw:style-name="gr23" draw:text-style-name="P36" draw:layer="layout" svg:x1="5.08cm" svg:y1="5.715cm" svg:x2="24.13cm" svg:y2="5.715cm">
          <text:p/>
        </draw:line>
        <draw:line draw:name="Straight Connector 19" draw:style-name="gr23" draw:text-style-name="P36" draw:layer="layout" svg:x1="24.13cm" svg:y1="5.715cm" svg:x2="24.13cm" svg:y2="6.538cm">
          <text:p/>
        </draw:line>
        <draw:line draw:name="Straight Connector 18" draw:style-name="gr23" draw:text-style-name="P36" draw:layer="layout" svg:x1="5.08cm" svg:y1="5.715cm" svg:x2="5.08cm" svg:y2="6.538cm">
          <text:p/>
        </draw:line>
        <draw:custom-shape draw:name="Rectangle 25" draw:style-name="gr24" draw:text-style-name="P7" draw:layer="layout" svg:width="5.715cm" svg:height="1.27cm" svg:x="21.925cm" svg:y="12.5cm">
          <text:p text:style-name="P34"><text:span text:style-name="T56">Mediation Committee</text:span></text:p>
          <draw:enhanced-geometry svg:viewBox="0 0 21600 21600" draw:type="rectangle" draw:enhanced-path="M 0 0 L 21600 0 21600 21600 0 21600 0 0 Z N"/>
        </draw:custom-shape>
        <draw:custom-shape draw:name="Rectangle 29" draw:style-name="gr24" draw:text-style-name="P7" draw:layer="layout" svg:width="5.659cm" svg:height="0.872cm" svg:x="5.136cm" svg:y="15.438cm">
          <text:p text:style-name="P34"><text:span text:style-name="T56">Cashier</text:span></text:p>
          <text:p text:style-name="P34"><text:span text:style-name="T56"/></text:p>
          <draw:enhanced-geometry svg:viewBox="0 0 21600 21600" draw:type="rectangle" draw:enhanced-path="M 0 0 L 21600 0 21600 21600 0 21600 0 0 Z N"/>
        </draw:custom-shape>
        <draw:line draw:name="Straight Connector 48" draw:style-name="gr23" draw:text-style-name="P36" draw:layer="layout" svg:x1="10.595cm" svg:y1="15.875cm" svg:x2="16.945cm" svg:y2="15.875cm">
          <text:p/>
        </draw:line>
        <draw:custom-shape draw:name="Rectangle 30" draw:style-name="gr24" draw:text-style-name="P7" draw:layer="layout" svg:width="5.659cm" svg:height="0.872cm" svg:x="16.566cm" svg:y="15.44cm">
          <text:p text:style-name="P34"><text:span text:style-name="T56">Accounting</text:span></text:p>
          <text:p text:style-name="P34"><text:span text:style-name="T56"/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3.97cm" svg:y1="13.335cm" svg:x2="13.97cm" svg:y2="15.875cm">
          <text:p/>
        </draw:lin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rededges">
        <office:forms form:automatic-focus="false" form:apply-design-mode="false"/>
        <draw:frame draw:style-name="gr26" draw:text-style-name="P1" draw:layer="layout" svg:width="26.035cm" svg:height="16.78cm" svg:x="0.635cm" svg:y="3.482cm">
          <draw:text-box>
            <text:p text:style-name="P1"><text:span text:style-name="T33">Announcement:</text:span></text:p>
            <text:p text:style-name="P1"><text:span text:style-name="T57"/></text:p>
            <text:p text:style-name="P1"><text:span text:style-name="T58"/></text:p>
            <text:p text:style-name="P1"><text:span text:style-name="T59">Availment of Membership/Registration under Salary Deduction is until August 30</text:span></text:p>
            <text:p text:style-name="P1"><text:span text:style-name="T59">, 2019 only.</text:span></text:p>
            <text:p text:style-name="P1"><text:span text:style-name="T59"/></text:p>
            <text:p text:style-name="P1"><text:span text:style-name="T59">Signed DAF should be submitted on or before August 30, 2019.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rededges">
        <office:forms form:automatic-focus="false" form:apply-design-mode="false"/>
        <draw:frame draw:style-name="gr27" draw:text-style-name="P29" draw:layer="layout" svg:width="10.429cm" svg:height="2.236cm" svg:x="10.526cm" svg:y="10.464cm">
          <draw:text-box>
            <text:p><text:span text:style-name="T60">THANK YOU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1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draw:background-size="border" draw:fill="bitmap" draw:fill-image-name="bluetitledown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typo3" style:repeat="stretch"/>
    </style:style>
    <style:style style:name="Mdp11" style:family="drawing-page">
      <style:drawing-page-properties draw:background-size="border" draw:fill="bitmap" draw:fill-image-name="ashapes6" style:repeat="stretch"/>
    </style:style>
    <style:style style:name="Mdp12" style:family="drawing-page">
      <style:drawing-page-properties draw:background-size="border" draw:fill="bitmap" draw:fill-image-name="greenlines" style:repeat="stretch"/>
    </style:style>
    <style:style style:name="Mdp13" style:family="drawing-page">
      <style:drawing-page-properties draw:background-size="border" draw:fill="bitmap" draw:fill-image-name="keyboard_5f_lay" style:repeat="stretch"/>
    </style:style>
    <style:style style:name="Mdp14" style:family="drawing-page">
      <style:drawing-page-properties draw:background-size="border" draw:fill="bitmap" draw:fill-image-name="ashapes" style:repeat="stretch"/>
    </style:style>
    <style:style style:name="Mdp15" style:family="drawing-page">
      <style:drawing-page-properties draw:background-size="border" draw:fill="bitmap" draw:fill-image-name="paper4" style:repeat="stretch"/>
    </style:style>
    <style:style style:name="Mdp16" style:family="drawing-page">
      <style:drawing-page-properties draw:background-size="border" draw:fill="bitmap" draw:fill-image-name="bluewithspiral" draw:fill-image-width="0cm" draw:fill-image-height="0cm"/>
    </style:style>
    <style:style style:name="Mdp17" style:family="drawing-page">
      <style:drawing-page-properties draw:background-size="border" draw:fill="bitmap" draw:fill-image-name="numbers3" style:repeat="stretch"/>
    </style:style>
    <style:style style:name="Mdp18" style:family="drawing-page">
      <style:drawing-page-properties draw:background-size="border" draw:fill="bitmap" draw:fill-image-name="ashapes8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keyboard-title">
      <style:graphic-properties draw:fill-color="#ffffff" draw:auto-grow-height="false" fo:min-height="3.507cm"/>
    </style:style>
    <style:style style:name="Mpr38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4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4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lyt-rededges-title">
      <style:graphic-properties draw:fill-color="#ffffff" draw:auto-grow-height="false" fo:min-height="3.507cm"/>
    </style:style>
    <style:style style:name="Mpr5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5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5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9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8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8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8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0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1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8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8cm" svg:y="13.271cm" presentation:class="notes" presentation:placeholder="true">
          <draw:text-box/>
        </draw:frame>
        <draw:frame presentation:style-name="Mpr3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13">
      <draw:frame presentation:style-name="Mpr37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5.747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8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4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1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8cm" svg:y="13.271cm" presentation:class="notes" presentation:placeholder="true">
          <draw:text-box/>
        </draw:frame>
        <draw:frame presentation:style-name="Mpr42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1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8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1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4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8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5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8">
      <draw:frame presentation:style-name="Mpr5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0.001cm" presentation:class="outline" presentation:placeholder="true">
        <draw:text-box/>
      </draw:frame>
      <draw:frame presentation:style-name="Mpr5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5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5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8cm" svg:y="13.271cm" presentation:class="notes" presentation:placeholder="true">
          <draw:text-box/>
        </draw:frame>
        <draw:frame presentation:style-name="Mpr5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5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le Evangelio</meta:initial-creator>
    <meta:creation-date>2019-08-02T17:16:28.53</meta:creation-date>
    <meta:editing-duration>PT6H7M26S</meta:editing-duration>
    <meta:editing-cycles>98</meta:editing-cycles>
    <dc:date>2020-01-23T09:25:25.63</dc:date>
    <meta:generator>OpenOffice/4.1.1$Win32 OpenOffice.org_project/411m6$Build-9775</meta:generator>
    <meta:document-statistic meta:object-count="299"/>
  </office:meta>
</office:document-meta>
</file>